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8000001CF32FD63B2C63906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74cm" draw:z-index="0"><draw:image xlink:href="Pictures/1000000000000328000001CF32FD63B2C63906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9-29T21:06:26.975000000</dc:date>
    <meta:editing-duration>PT1M8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